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table-cell/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table-cell/>
          <table:table-cell office:value-type="string">
            <text:p>Rysowanie trojkatow</text:p>
          </table:table-cell>
          <table:table-cell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table-cell/>
          <table:table-cell office:value-type="string">
            <text:p>Stabilny ciag</text:p>
          </table:table-cell>
          <table:table-cell office:value-type="string">
            <text:p>write code, study the solution (quite important)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8">18.01.2025</text:date>, <text:time>10:41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18T10:41:22.26</dc:date>
    <dc:creator>Marek P3mar</dc:creator>
    <meta:editing-duration>PT16M19S</meta:editing-duration>
    <meta:editing-cycles>23</meta:editing-cycles>
    <meta:generator>OpenOffice/4.1.13$Win32 OpenOffice.org_project/4113m1$Build-9810</meta:generator>
    <meta:document-statistic meta:table-count="3" meta:cell-count="32" meta:object-count="0"/>
  </office:meta>
</office:document-meta>
</file>